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Pióro" svg:font-family="Pióro"/>
    <style:font-face style:name="Lucida Sans1" svg:font-family="'Lucida Sans'" style:font-family-generic="swiss"/>
    <style:font-face style:name="Pioro" svg:font-family="Pio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Pioro" fo:font-size="10pt" officeooo:rsid="0008ee5a" officeooo:paragraph-rsid="0008ee5a" style:font-size-asian="8.75pt" style:font-size-complex="10pt"/>
    </style:style>
    <style:style style:name="P2" style:family="paragraph" style:parent-style-name="Standard">
      <style:text-properties style:font-name="Pioro" fo:font-size="10pt" fo:font-weight="bold" officeooo:rsid="0008ee5a" officeooo:paragraph-rsid="0008ee5a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Pioro" fo:font-size="10pt" fo:font-style="italic" fo:font-weight="normal" officeooo:rsid="0008ee5a" officeooo:paragraph-rsid="0008ee5a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text-properties style:font-name="Pioro" fo:font-size="18pt" officeooo:rsid="0008ee5a" officeooo:paragraph-rsid="0008ee5a" style:font-size-asian="15.75pt" style:font-size-complex="18pt"/>
    </style:style>
    <style:style style:name="P5" style:family="paragraph" style:parent-style-name="Standard">
      <style:text-properties style:font-name="Pioro" fo:font-size="18pt" fo:font-style="italic" fo:font-weight="normal" officeooo:rsid="0008ee5a" officeooo:paragraph-rsid="0008ee5a" style:font-size-asian="18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style:font-name="Pioro" fo:font-size="18pt" fo:font-weight="bold" officeooo:rsid="0008ee5a" officeooo:paragraph-rsid="0008ee5a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Pioro" fo:font-size="24pt" officeooo:rsid="0008ee5a" officeooo:paragraph-rsid="0008ee5a" style:font-size-asian="24pt" style:font-size-complex="24pt"/>
    </style:style>
    <style:style style:name="P8" style:family="paragraph" style:parent-style-name="Standard">
      <style:text-properties style:font-name="Pioro" fo:font-size="24pt" fo:font-style="italic" fo:font-weight="normal" officeooo:rsid="0008ee5a" officeooo:paragraph-rsid="0008ee5a" style:font-size-asian="24pt" style:font-style-asian="italic" style:font-weight-asian="normal" style:font-size-complex="24pt" style:font-style-complex="italic" style:font-weight-complex="normal"/>
    </style:style>
    <style:style style:name="P9" style:family="paragraph" style:parent-style-name="Standard">
      <style:text-properties style:font-name="Pioro" fo:font-size="24pt" fo:font-weight="bold" officeooo:rsid="0008ee5a" officeooo:paragraph-rsid="0008ee5a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jest zdanie napisane czcionką 10 pkt w kroju normal</text:p>
      <text:p text:style-name="P4">To jest zdanie napisane czcionką 18 pkt w kroju normal</text:p>
      <text:p text:style-name="P7">To jest zdanie napisane czcionką 24 pkt w kroju normal</text:p>
      <text:p text:style-name="P2">To jest zdanie napisane czcionką 10 pkt w kroju bold</text:p>
      <text:p text:style-name="P6">To jest zdanie napisane czcionką 18 pkt w kroju bold</text:p>
      <text:p text:style-name="P9">To jest zdanie napisane czcionką 24 pkt w kroju bold</text:p>
      <text:p text:style-name="P3">To jest zdanie napisane czcionką 10 pkt w kroju italic</text:p>
      <text:p text:style-name="P5">To jest zdanie napisane czcionką 18 pkt w kroju italic</text:p>
      <text:p text:style-name="P8">To jest zdanie napisane czcionką 24 pkt w kroju itali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Pióro" svg:font-family="Pióro"/>
    <style:font-face style:name="Lucida Sans1" svg:font-family="'Lucida Sans'" style:font-family-generic="swiss"/>
    <style:font-face style:name="Pioro" svg:font-family="Pior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5T17:36:13.407000000</meta:creation-date>
    <dc:date>2022-02-25T17:43:30.290000000</dc:date>
    <meta:editing-duration>PT7M18S</meta:editing-duration>
    <meta:editing-cycles>1</meta:editing-cycles>
    <meta:document-statistic meta:table-count="0" meta:image-count="0" meta:object-count="0" meta:page-count="1" meta:paragraph-count="9" meta:word-count="90" meta:character-count="480" meta:non-whitespace-character-count="399"/>
    <meta:generator>LibreOffice/7.1.1.2$Windows_X86_64 LibreOffice_project/fe0b08f4af1bacafe4c7ecc87ce55bb426164676</meta:generator>
  </office:meta>
</office:document-meta>
</file>